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383cm" fo:margin-left="-0.199cm" fo:margin-top="0cm" fo:margin-bottom="0cm" table:align="left" style:writing-mode="lr-tb"/>
    </style:style>
    <style:style style:name="Tableau1.A" style:family="table-column">
      <style:table-column-properties style:column-width="5.387cm"/>
    </style:style>
    <style:style style:name="Tableau1.B" style:family="table-column">
      <style:table-column-properties style:column-width="2.362cm"/>
    </style:style>
    <style:style style:name="Tableau1.C" style:family="table-column">
      <style:table-column-properties style:column-width="2.75cm"/>
    </style:style>
    <style:style style:name="Tableau1.D" style:family="table-column">
      <style:table-column-properties style:column-width="2.939cm"/>
    </style:style>
    <style:style style:name="Tableau1.E" style:family="table-column">
      <style:table-column-properties style:column-width="2.946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6.383cm" fo:margin-left="-0.199cm" fo:margin-top="0cm" fo:margin-bottom="0cm" table:align="left" style:writing-mode="lr-tb"/>
    </style:style>
    <style:style style:name="Tableau2.A" style:family="table-column">
      <style:table-column-properties style:column-width="5.387cm"/>
    </style:style>
    <style:style style:name="Tableau2.B" style:family="table-column">
      <style:table-column-properties style:column-width="2.362cm"/>
    </style:style>
    <style:style style:name="Tableau2.C" style:family="table-column">
      <style:table-column-properties style:column-width="2.75cm"/>
    </style:style>
    <style:style style:name="Tableau2.D" style:family="table-column">
      <style:table-column-properties style:column-width="2.939cm"/>
    </style:style>
    <style:style style:name="Tableau2.E" style:family="table-column">
      <style:table-column-properties style:column-width="2.946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2.A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officeooo:rsid="0002578f" officeooo:paragraph-rsid="0002578f"/>
    </style:style>
    <style:style style:name="P4" style:family="paragraph" style:parent-style-name="Standard">
      <style:paragraph-properties fo:margin-top="0cm" fo:margin-bottom="0cm" loext:contextual-spacing="false" style:line-height-at-least="0.45cm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rsid="0002ee77" officeooo:paragraph-rsid="0002ee7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rsid="00036da4" officeooo:paragraph-rsid="00036da4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officeooo:rsid="0003ca05" officeooo:paragraph-rsid="0003ca05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rsid="00050b19" officeooo:paragraph-rsid="00050b19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List_20_Paragraph">
      <style:paragraph-properties fo:margin-left="2.251cm" fo:margin-right="0cm" fo:margin-top="0cm" fo:margin-bottom="0cm" loext:contextual-spacing="true" fo:line-height="100%" fo:text-indent="0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12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fo:color="#000000" style:font-name="Arial" fo:font-size="10pt" officeooo:rsid="0002578f" officeooo:paragraph-rsid="0002578f" style:font-name-asian="Times New Roman" style:font-size-asian="10pt" style:language-asian="fr" style:country-asian="FR" style:font-name-complex="Arial1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0pt" officeooo:rsid="0002578f" officeooo:paragraph-rsid="00036da4" style:font-name-asian="Times New Roman" style:font-size-asian="10pt" style:language-asian="fr" style:country-asian="FR" style:font-name-complex="Arial1" style:font-size-complex="10pt"/>
    </style:style>
    <style:style style:name="P14" style:family="paragraph" style:parent-style-name="Standard" style:master-page-name="Standard">
      <style:paragraph-properties fo:margin-top="0cm" fo:margin-bottom="0cm" loext:contextual-spacing="false" style:line-height-at-least="0.45cm" style:page-number="auto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15" style:family="paragraph" style:parent-style-name="Standard" style:list-style-name="WWNum23">
      <style:paragraph-properties fo:margin-top="0cm" fo:margin-bottom="0cm" loext:contextual-spacing="false" fo:line-height="100%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16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Arial" fo:font-size="10pt" officeooo:rsid="00036da4" style:font-name-asian="Times New Roman" style:font-size-asian="10pt" style:language-asian="fr" style:country-asian="FR" style:font-name-complex="Arial1" style:font-size-complex="10pt"/>
    </style:style>
    <style:style style:name="P17" style:family="paragraph" style:parent-style-name="Standard" style:list-style-name="WWNum23">
      <style:paragraph-properties fo:margin-top="0cm" fo:margin-bottom="0cm" loext:contextual-spacing="false" fo:line-height="100%"/>
    </style:style>
    <style:style style:name="P18" style:family="paragraph" style:parent-style-name="Standard" style:list-style-name="L1">
      <style:paragraph-properties fo:margin-top="0cm" fo:margin-bottom="0cm" loext:contextual-spacing="false" fo:line-height="100%"/>
      <style:text-properties fo:font-size="10pt" officeooo:rsid="0003ca05" officeooo:paragraph-rsid="0003ca05" style:font-size-asian="10pt" style:font-size-complex="10pt"/>
    </style:style>
    <style:style style:name="P19" style:family="paragraph" style:parent-style-name="Standard" style:list-style-name="WWNum1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0" style:family="paragraph" style:parent-style-name="Standard" style:list-style-name="WWNum2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1" style:family="paragraph" style:parent-style-name="Standard" style:list-style-name="WWNum3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2" style:family="paragraph" style:parent-style-name="Standard" style:list-style-name="WWNum4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3" style:family="paragraph" style:parent-style-name="Standard" style:list-style-name="WWNum5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4" style:family="paragraph" style:parent-style-name="Standard" style:list-style-name="WWNum6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5" style:family="paragraph" style:parent-style-name="Standard" style:list-style-name="WWNum7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6" style:family="paragraph" style:parent-style-name="Standard" style:list-style-name="WWNum8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7" style:family="paragraph" style:parent-style-name="Standard" style:list-style-name="WWNum9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8" style:family="paragraph" style:parent-style-name="Standard" style:list-style-name="WWNum10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29" style:family="paragraph" style:parent-style-name="Standard" style:list-style-name="WWNum11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0" style:family="paragraph" style:parent-style-name="Standard" style:list-style-name="WWNum12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1" style:family="paragraph" style:parent-style-name="Standard" style:list-style-name="WWNum13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2" style:family="paragraph" style:parent-style-name="Standard" style:list-style-name="WWNum14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3" style:family="paragraph" style:parent-style-name="Standard" style:list-style-name="WWNum15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4" style:family="paragraph" style:parent-style-name="Standard" style:list-style-name="WWNum16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5" style:family="paragraph" style:parent-style-name="Standard" style:list-style-name="WWNum17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6" style:family="paragraph" style:parent-style-name="Standard" style:list-style-name="WWNum18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7" style:family="paragraph" style:parent-style-name="Standard" style:list-style-name="WWNum19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8" style:family="paragraph" style:parent-style-name="Standard" style:list-style-name="WWNum20">
      <style:paragraph-properties fo:margin-left="0.635cm" fo:margin-right="0cm" fo:margin-top="0cm" fo:margin-bottom="0cm" loext:contextual-spacing="false" style:line-height-at-least="0.45cm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39" style:family="paragraph" style:parent-style-name="List_20_Paragraph" style:list-style-name="WWNum22">
      <style:paragraph-properties fo:margin-left="2.251cm" fo:margin-right="0cm" fo:margin-top="0cm" fo:margin-bottom="0cm" loext:contextual-spacing="true" fo:line-height="100%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P40" style:family="paragraph" style:parent-style-name="List_20_Paragraph" style:list-style-name="WWNum24">
      <style:paragraph-properties fo:margin-left="2.251cm" fo:margin-right="0cm" fo:margin-top="0cm" fo:margin-bottom="0cm" loext:contextual-spacing="true" fo:line-height="100%" fo:text-indent="-0.635cm" style:auto-text-indent="false"/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T1" style:family="text">
      <style:text-properties fo:color="#000000" style:font-name="Arial" fo:font-size="10pt" style:font-name-asian="Times New Roman" style:font-size-asian="10pt" style:language-asian="fr" style:country-asian="FR" style:font-name-complex="Arial1" style:font-size-complex="10pt"/>
    </style:style>
    <style:style style:name="T2" style:family="text">
      <style:text-properties fo:color="#000000" style:font-name="Arial" style:font-name-asian="Times New Roman" style:language-asian="fr" style:country-asian="FR" style:font-name-complex="Arial1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éalisation du logiciel</text:p>
      <text:p text:style-name="P4"> </text:p>
      <text:p text:style-name="P4"> </text:p>
      <text:p text:style-name="P4">·         Analyse et conception</text:p>
      <text:list xml:id="list4068407747628773194" text:style-name="WWNum1">
        <text:list-item>
          <text:p text:style-name="P19"> </text:p>
        </text:list-item>
      </text:list>
      <text:list xml:id="list8621141051344282914" text:style-name="WWNum2">
        <text:list-item>
          <text:p text:style-name="P20">Spécifications      techniques</text:p>
        </text:list-item>
      </text:list>
      <text:list xml:id="list6040857064847377625" text:style-name="WWNum3">
        <text:list-item>
          <text:p text:style-name="P21">  </text:p>
        </text:list-item>
      </text:list>
      <text:list xml:id="list6836107097037107761" text:style-name="WWNum4">
        <text:list-item>
          <text:p text:style-name="P22">Spécifications      fonctionnelles</text:p>
        </text:list-item>
      </text:list>
      <text:list xml:id="list8672023276053690086" text:style-name="WWNum5">
        <text:list-item>
          <text:p text:style-name="P23">  </text:p>
        </text:list-item>
      </text:list>
      <text:list xml:id="list1966996087527474750" text:style-name="WWNum6">
        <text:list-item>
          <text:p text:style-name="P24">Modélisation      (MERISE)</text:p>
        </text:list-item>
      </text:list>
      <text:list xml:id="list1865952709924353484" text:style-name="WWNum7">
        <text:list-item>
          <text:p text:style-name="P25"/>
        </text:list-item>
      </text:list>
      <text:p text:style-name="P4">§  Étude de l'existant</text:p>
      <text:p text:style-name="P4">§  Analyse des besoins</text:p>
      <text:p text:style-name="P4">§  Rapport d’observation (J)</text:p>
      <text:p text:style-name="P4">§  Étude de faisabilité </text:p>
      <text:p text:style-name="P4">§  Dossier de choix (J)</text:p>
      <text:p text:style-name="P4">§  Étude détaillée </text:p>
      <text:p text:style-name="P4">§  Rapport d'étude détaillée (J)</text:p>
      <text:p text:style-name="P4">·         Réalisation</text:p>
      <text:list xml:id="list2018515032189794497" text:style-name="WWNum8">
        <text:list-item>
          <text:p text:style-name="P26"> </text:p>
        </text:list-item>
      </text:list>
      <text:list xml:id="list8635429888808571210" text:style-name="WWNum9">
        <text:list-item>
          <text:p text:style-name="P27">Prise de RDV</text:p>
        </text:list-item>
      </text:list>
      <text:list xml:id="list1047080393162418692" text:style-name="WWNum10">
        <text:list-item>
          <text:p text:style-name="P28">  </text:p>
        </text:list-item>
      </text:list>
      <text:list xml:id="list4075965791302864643" text:style-name="WWNum11">
        <text:list-item>
          <text:p text:style-name="P29">Gestion des agendas</text:p>
        </text:list-item>
      </text:list>
      <text:list xml:id="list3167693402138809788" text:style-name="WWNum12">
        <text:list-item>
          <text:p text:style-name="P30">  </text:p>
        </text:list-item>
      </text:list>
      <text:list xml:id="list4281266218774296931" text:style-name="WWNum13">
        <text:list-item>
          <text:p text:style-name="P31">Gestion de      dossiers médicaux</text:p>
        </text:list-item>
      </text:list>
      <text:list xml:id="list7812429894964153980" text:style-name="WWNum14">
        <text:list-item>
          <text:p text:style-name="P32">  </text:p>
        </text:list-item>
      </text:list>
      <text:list xml:id="list1508728536989431745" text:style-name="WWNum15">
        <text:list-item>
          <text:p text:style-name="P33">Gestion des      transmissions</text:p>
        </text:list-item>
      </text:list>
      <text:list xml:id="list9130160468907092209" text:style-name="WWNum16">
        <text:list-item>
          <text:p text:style-name="P34">  </text:p>
        </text:list-item>
      </text:list>
      <text:list xml:id="list1834559233490270319" text:style-name="WWNum17">
        <text:list-item>
          <text:p text:style-name="P35">Saisie      ordonnances</text:p>
        </text:list-item>
      </text:list>
      <text:list xml:id="list4631290191345150005" text:style-name="WWNum18">
        <text:list-item>
          <text:p text:style-name="P36">  </text:p>
        </text:list-item>
      </text:list>
      <text:list xml:id="list152343639677437720" text:style-name="WWNum19">
        <text:list-item>
          <text:p text:style-name="P37">(Reconnaissance      vocale)</text:p>
        </text:list-item>
      </text:list>
      <text:list xml:id="list1559908261018308806" text:style-name="WWNum20">
        <text:list-item>
          <text:p text:style-name="P38"/>
        </text:list-item>
      </text:list>
      <text:p text:style-name="P4">·         Documentation technique</text:p>
      <text:p text:style-name="P4">·         Manuel de l'utilisateur</text:p>
      <text:p text:style-name="P4">·         Plan de tests</text:p>
      <text:p text:style-name="P4">·         Formation utilisateur</text:p>
      <text:p text:style-name="P4">·         Livraison</text:p>
      <text:p text:style-name="P4">·         Mise en exploitation</text:p>
      <text:p text:style-name="Standard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Analyste -concepteur avec expérience en MERISE</text:p>
          </table:table-cell>
          <table:table-cell table:style-name="Tableau1.A1" office:value-type="string">
            <text:p text:style-name="P2">Analyste -programmeur qui maîtrise le langage VB</text:p>
          </table:table-cell>
          <table:table-cell table:style-name="Tableau1.A1" office:value-type="string">
            <text:p text:style-name="P2">Analyste -programmeur qui maîtrise les configurations matérielles et logicielles</text:p>
          </table:table-cell>
        </table:table-row>
        <table:table-row table:style-name="Tableau1.1">
          <table:table-cell table:style-name="Tableau1.A1" office:value-type="string">
            <text:p text:style-name="P2">Gestion de projet</text:p>
          </table:table-cell>
          <table:table-cell table:style-name="Tableau1.A1" office:value-type="string">
            <text:p text:style-name="P2">50%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<text:span text:style-name="T1">Analyse et conception (</text:span>Modélisation MERISE)</text:p>
          </table:table-cell>
          <table:table-cell table:style-name="Tableau1.A1" office:value-type="string">
            <text:p text:style-name="P2">50%</text:p>
          </table:table-cell>
          <table:table-cell table:style-name="Tableau1.A1" office:value-type="string">
            <text:p text:style-name="P2">100% 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2864781742311103757" text:style-name="WWNum22">
              <text:list-item>
                <text:p text:style-name="P39">Étude de l'existant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100%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2149439925" text:continue-numbering="true" text:style-name="WWNum22">
              <text:list-item>
                <text:p text:style-name="P39">Analyse des besoins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100%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2721502598" text:continue-numbering="true" text:style-name="WWNum22">
              <text:list-item>
                <text:p text:style-name="P39">Étude de faisabilité 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100%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7755147247781240834" text:style-name="WWNum24">
              <text:list-item>
                <text:p text:style-name="P40">Étude détaillée 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>100%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5">Réalisation 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3693907447240101947" text:style-name="WWNum23">
              <text:list-item>
                <text:p text:style-name="P15">Module « Prise de RDV »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1774145828" text:continue-numbering="true" text:style-name="WWNum23">
              <text:list-item>
                <text:p text:style-name="P15">Module « Gestion des agendas »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2983085017" text:continue-numbering="true" text:style-name="WWNum23">
              <text:list-item>
                <text:p text:style-name="P15">Module « Gestion de dossiers médicaux »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3141332684" text:continue-numbering="true" text:style-name="WWNum23">
              <text:list-item>
                <text:p text:style-name="P15">Module « Gestion des transmissions »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2406162367" text:continue-numbering="true" text:style-name="WWNum23">
              <text:list-item>
                <text:p text:style-name="P15">Module « Saisie ordonnances »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3184443169" text:continue-numbering="true" text:style-name="WWNum23">
              <text:list-item>
                <text:p text:style-name="P15">Module « Reconnaissance vocale »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1963243749" text:continue-numbering="true" text:style-name="WWNum23">
              <text:list-item>
                <text:p text:style-name="P15">Documentation technique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2986755767" text:continue-numbering="true" text:style-name="WWNum23">
              <text:list-item>
                <text:p text:style-name="P15">Manuel de l'utilisateur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list xml:id="list152202319766320" text:continue-numbering="true" text:style-name="WWNum23">
              <text:list-item>
                <text:p text:style-name="P15">Plan de tests</text:p>
              </text:list-item>
            </text:list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5">Formation utilisateur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5">Livraison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5">Mise en exploitation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ext:soft-page-break/>
        <table:table-row table:style-name="Tableau2.1">
          <table:table-cell table:style-name="Tableau2.A1" office:value-type="string">
            <text:p text:style-name="P1"/>
          </table:table-cell>
          <table:table-cell table:style-name="Tableau2.A1" office:value-type="string">
            <text:p text:style-name="P2">Chef de projet</text:p>
          </table:table-cell>
          <table:table-cell table:style-name="Tableau2.A1" office:value-type="string">
            <text:p text:style-name="P2">Analyste -concepteur avec expérience en MERISE</text:p>
          </table:table-cell>
          <table:table-cell table:style-name="Tableau2.A1" office:value-type="string">
            <text:p text:style-name="P2">Analyste -programmeur qui maîtrise le langage VB</text:p>
          </table:table-cell>
          <table:table-cell table:style-name="Tableau2.A1" office:value-type="string">
            <text:p text:style-name="P2">Analyste -programmeur qui maîtrise les configurations matérielles et logicielles</text:p>
          </table:table-cell>
        </table:table-row>
        <table:table-row table:style-name="Tableau2.1">
          <table:table-cell table:style-name="Tableau2.A1" office:value-type="string">
            <text:p text:style-name="P2">Gestion de projet <text:s/>(</text:p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2"><text:span text:style-name="T1">Analyse et conception (</text:span>Modélisation MERISE)</text:p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><text:s/>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907600641" text:continue-list="list152202721502598" text:style-name="WWNum22">
              <text:list-item>
                <text:p text:style-name="P39">Étude de l'existant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</table:table-row>
        <table:table-row table:style-name="Tableau2.1">
          <table:table-cell table:style-name="Tableau2.A1" office:value-type="string">
            <text:list xml:id="list152201682669113" text:continue-numbering="true" text:style-name="WWNum22">
              <text:list-item>
                <text:p text:style-name="P39">Analyse des besoins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6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033700140" text:continue-numbering="true" text:style-name="WWNum22">
              <text:list-item>
                <text:p text:style-name="P39">Étude de faisabilité 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3136626308" text:continue-list="list7755147247781240834" text:style-name="WWNum24">
              <text:list-item>
                <text:p text:style-name="P40">Étude détaillée </text:p>
              </text:list-item>
            </text:list>
            <text:p text:style-name="P11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11">Architecture logicielle et matérielle 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<text:bookmark text:name="_GoBack"/></text:p>
          </table:table-cell>
          <table:table-cell table:style-name="Tableau2.A1" office:value-type="string">
            <text:p text:style-name="P2">x</text:p>
          </table:table-cell>
        </table:table-row>
        <table:table-row table:style-name="Tableau2.1">
          <table:table-cell table:style-name="Tableau2.A1" office:value-type="string">
            <text:p text:style-name="P12">Formation VB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3">X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0" office:value-type="string">
            <text:p text:style-name="P13">Réalisation</text:p>
          </table:table-cell>
          <table:table-cell table:style-name="Tableau2.A10" office:value-type="string">
            <text:p text:style-name="P2"/>
          </table:table-cell>
          <table:table-cell table:style-name="Tableau2.A10" office:value-type="string">
            <text:p text:style-name="P2"/>
          </table:table-cell>
          <table:table-cell table:style-name="Tableau2.A10" office:value-type="string">
            <text:p text:style-name="P7"/>
          </table:table-cell>
          <table:table-cell table:style-name="Tableau2.A10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8345348527538872631" text:style-name="L1">
              <text:list-item>
                <text:p text:style-name="P16">Mise en place de la base de données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8">X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0" office:value-type="string">
            <text:list xml:id="list152203244941629" text:continue-numbering="true" text:style-name="L1">
              <text:list-item>
                <text:p text:style-name="P18">Migration des données</text:p>
              </text:list-item>
            </text:list>
          </table:table-cell>
          <table:table-cell table:style-name="Tableau2.A10" office:value-type="string">
            <text:p text:style-name="P9"/>
          </table:table-cell>
          <table:table-cell table:style-name="Tableau2.A10" office:value-type="string">
            <text:p text:style-name="P9">x</text:p>
          </table:table-cell>
          <table:table-cell table:style-name="Tableau2.A10" office:value-type="string">
            <text:p text:style-name="P2"/>
          </table:table-cell>
          <table:table-cell table:style-name="Tableau2.A10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213796296" text:continue-list="list152202319766320" text:style-name="WWNum23">
              <text:list-item>
                <text:p text:style-name="P15">Module « Prise de RDV »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565957014" text:continue-numbering="true" text:style-name="WWNum23">
              <text:list-item>
                <text:p text:style-name="P15">Tests unitaires « Prise de RDV »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1625213719" text:continue-numbering="true" text:style-name="WWNum23">
              <text:list-item>
                <text:p text:style-name="P15">Module « Gestion des agendas »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</table:table-row>
        <table:table-row table:style-name="Tableau2.1">
          <table:table-cell table:style-name="Tableau2.A1" office:value-type="string">
            <text:list xml:id="list152202223423174" text:continue-numbering="true" text:style-name="WWNum23">
              <text:list-item>
                <text:p text:style-name="P15">Tests unitaires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</table:table-row>
        <table:table-row table:style-name="Tableau2.1">
          <table:table-cell table:style-name="Tableau2.A1" office:value-type="string">
            <text:list xml:id="list152202709171785" text:continue-numbering="true" text:style-name="WWNum23">
              <text:list-item>
                <text:p text:style-name="P15">Module « Gestion de dossiers médicaux »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291229082" text:continue-numbering="true" text:style-name="WWNum23">
              <text:list-item>
                <text:p text:style-name="P15">Tests unitaires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568625894" text:continue-numbering="true" text:style-name="WWNum23">
              <text:list-item>
                <text:p text:style-name="P17"><text:span text:style-name="T1">Module « Gestion d</text:span><text:span text:style-name="T2">es transmissions »</text:span>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092474574" text:continue-numbering="true" text:style-name="WWNum23">
              <text:list-item>
                <text:p text:style-name="P15">Tests unitaires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</table:table-row>
        <table:table-row table:style-name="Tableau2.1">
          <table:table-cell table:style-name="Tableau2.A1" office:value-type="string">
            <text:list xml:id="list152202537529424" text:continue-numbering="true" text:style-name="WWNum23">
              <text:list-item>
                <text:p text:style-name="P15">Module « Saisie ordonnances »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</table:table-row>
        <table:table-row table:style-name="Tableau2.1">
          <table:table-cell table:style-name="Tableau2.A1" office:value-type="string">
            <text:list xml:id="list152202641793790" text:continue-numbering="true" text:style-name="WWNum23">
              <text:list-item>
                <text:p text:style-name="P15">Tests unitaires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</table:table-row>
        <table:table-row table:style-name="Tableau2.1">
          <table:table-cell table:style-name="Tableau2.A1" office:value-type="string">
            <text:list xml:id="list152203406154991" text:continue-numbering="true" text:style-name="WWNum23">
              <text:list-item>
                <text:p text:style-name="P15">Module « Reconnaissance vocale »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875358114" text:continue-numbering="true" text:style-name="WWNum23">
              <text:list-item>
                <text:p text:style-name="P15">Tests unitaires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3036453470" text:continue-numbering="true" text:style-name="WWNum23">
              <text:list-item>
                <text:p text:style-name="P15">Tests d’intégration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1821137149" text:continue-numbering="true" text:style-name="WWNum23">
              <text:list-item>
                <text:p text:style-name="P15">Tests fonctionnels 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</table:table-row>
        <table:table-row table:style-name="Tableau2.1">
          <table:table-cell table:style-name="Tableau2.A1" office:value-type="string">
            <text:list xml:id="list152203001103902" text:continue-numbering="true" text:style-name="WWNum23">
              <text:list-item>
                <text:p text:style-name="P15">Documentation technique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585945571" text:continue-numbering="true" text:style-name="WWNum23">
              <text:list-item>
                <text:p text:style-name="P15">Manuel de l'utilisateur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list xml:id="list152202844418949" text:continue-numbering="true" text:style-name="WWNum23">
              <text:list-item>
                <text:p text:style-name="P15">Plan de tests</text:p>
              </text:list-item>
            </text:list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</table:table-row>
        <text:soft-page-break/>
        <table:table-row table:style-name="Tableau2.1">
          <table:table-cell table:style-name="Tableau2.A1" office:value-type="string">
            <text:p text:style-name="P5">Formation utilisateur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  <table:table-cell table:style-name="Tableau2.A1" office:value-type="string">
            <text:p text:style-name="P2"/>
          </table:table-cell>
        </table:table-row>
        <table:table-row table:style-name="Tableau2.1">
          <table:table-cell table:style-name="Tableau2.A1" office:value-type="string">
            <text:p text:style-name="P5">Livraison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</table:table-row>
        <table:table-row table:style-name="Tableau2.1">
          <table:table-cell table:style-name="Tableau2.A1" office:value-type="string">
            <text:p text:style-name="P5">Mise en exploitation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2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3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dalina</meta:initial-creator>
    <dc:creator>theo </dc:creator>
    <meta:editing-cycles>12</meta:editing-cycles>
    <meta:creation-date>2014-10-22T12:08:00</meta:creation-date>
    <dc:date>2014-11-13T15:22:00.978813871</dc:date>
    <meta:editing-duration>PT1H3M4S</meta:editing-duration>
    <meta:generator>LibreOffice/4.3.3.2$Linux_X86_64 LibreOffice_project/430m0$Build-2</meta:generator>
    <meta:document-statistic meta:table-count="2" meta:image-count="0" meta:object-count="0" meta:page-count="4" meta:paragraph-count="137" meta:word-count="404" meta:character-count="2303" meta:non-whitespace-character-count="194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